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_AMS" svg:font-family="MathJax_AMS"/>
    <style:font-face style:name="MathJax_Main" svg:font-family="MathJax_Main"/>
    <style:font-face style:name="MathJax_Math" svg:font-family="MathJax_Math"/>
    <style:font-face style:name="MathJax_Size1" svg:font-family="MathJax_Size1"/>
    <style:font-face style:name="FreeSans1" svg:font-family="FreeSans" style:font-family-generic="swiss"/>
    <style:font-face style:name="MathJax_Math1" svg:font-family="MathJax_Math"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5288" officeooo:paragraph-rsid="00025288"/>
    </style:style>
    <style:style style:name="P2" style:family="paragraph" style:parent-style-name="Standard">
      <style:text-properties officeooo:rsid="00025f36" officeooo:paragraph-rsid="00025f36"/>
    </style:style>
    <style:style style:name="P3" style:family="paragraph" style:parent-style-name="Standard">
      <style:text-properties officeooo:rsid="00042271" officeooo:paragraph-rsid="00042271"/>
    </style:style>
    <style:style style:name="P4" style:family="paragraph" style:parent-style-name="Standard">
      <style:text-properties officeooo:rsid="000b5dba" officeooo:paragraph-rsid="000b5dba"/>
    </style:style>
    <style:style style:name="P5" style:family="paragraph" style:parent-style-name="Standard">
      <style:text-properties officeooo:rsid="000b5dba" officeooo:paragraph-rsid="000d5545"/>
    </style:style>
    <style:style style:name="P6" style:family="paragraph" style:parent-style-name="Standard">
      <style:text-properties officeooo:rsid="000b5dba" officeooo:paragraph-rsid="00313ee8"/>
    </style:style>
    <style:style style:name="P7" style:family="paragraph" style:parent-style-name="Standard">
      <style:text-properties officeooo:rsid="000c351a" officeooo:paragraph-rsid="000c351a"/>
    </style:style>
    <style:style style:name="P8" style:family="paragraph" style:parent-style-name="Standard">
      <style:text-properties officeooo:rsid="000c351a" officeooo:paragraph-rsid="000efa3d"/>
    </style:style>
    <style:style style:name="P9" style:family="paragraph" style:parent-style-name="Standard">
      <style:text-properties officeooo:rsid="000d5545" officeooo:paragraph-rsid="000d5545"/>
    </style:style>
    <style:style style:name="P10" style:family="paragraph" style:parent-style-name="Standard">
      <style:text-properties officeooo:rsid="000d5545" officeooo:paragraph-rsid="001ba3ac"/>
    </style:style>
    <style:style style:name="P11" style:family="paragraph" style:parent-style-name="Standard">
      <style:text-properties officeooo:rsid="0011cdea" officeooo:paragraph-rsid="0011cdea"/>
    </style:style>
    <style:style style:name="P12" style:family="paragraph" style:parent-style-name="Standard">
      <style:text-properties officeooo:rsid="00092224" officeooo:paragraph-rsid="00092224"/>
    </style:style>
    <style:style style:name="P13" style:family="paragraph" style:parent-style-name="Standard">
      <style:text-properties officeooo:rsid="00092224" officeooo:paragraph-rsid="0011cdea"/>
    </style:style>
    <style:style style:name="P14" style:family="paragraph" style:parent-style-name="Standard">
      <style:text-properties officeooo:rsid="0013bd86" officeooo:paragraph-rsid="0013bd86"/>
    </style:style>
    <style:style style:name="P15" style:family="paragraph" style:parent-style-name="Standard">
      <style:text-properties style:font-name="Liberation Serif" officeooo:rsid="000efa3d" officeooo:paragraph-rsid="000efa3d"/>
    </style:style>
    <style:style style:name="P16" style:family="paragraph" style:parent-style-name="Standard">
      <style:text-properties style:font-name="Liberation Serif" officeooo:rsid="002425dd" officeooo:paragraph-rsid="002425dd"/>
    </style:style>
    <style:style style:name="P17" style:family="paragraph" style:parent-style-name="Standard">
      <style:text-properties style:font-name="Liberation Serif" officeooo:rsid="002604ab" officeooo:paragraph-rsid="002604ab"/>
    </style:style>
    <style:style style:name="P18" style:family="paragraph" style:parent-style-name="Standard">
      <style:text-properties style:font-name="Liberation Serif" fo:font-style="normal" officeooo:rsid="001ba3ac" officeooo:paragraph-rsid="001ba3ac" style:font-style-asian="normal" style:font-style-complex="normal"/>
    </style:style>
    <style:style style:name="P19" style:family="paragraph" style:parent-style-name="Standard">
      <style:text-properties style:font-name="Liberation Serif" fo:font-style="normal" officeooo:rsid="001d8dce" officeooo:paragraph-rsid="001d8dce" style:font-style-asian="normal" style:font-style-complex="normal"/>
    </style:style>
    <style:style style:name="P20" style:family="paragraph" style:parent-style-name="Standard">
      <style:text-properties style:font-name="Liberation Serif" officeooo:rsid="0028dcca" officeooo:paragraph-rsid="0028dcca"/>
    </style:style>
    <style:style style:name="P21" style:family="paragraph" style:parent-style-name="Standard">
      <style:text-properties style:font-name="Liberation Serif" officeooo:rsid="0029037c" officeooo:paragraph-rsid="0029037c"/>
    </style:style>
    <style:style style:name="P22" style:family="paragraph" style:parent-style-name="Standard">
      <style:text-properties officeooo:rsid="001606d2" officeooo:paragraph-rsid="001606d2"/>
    </style:style>
    <style:style style:name="P23" style:family="paragraph" style:parent-style-name="Standard">
      <style:text-properties officeooo:rsid="001606d2" officeooo:paragraph-rsid="002b2fb6"/>
    </style:style>
    <style:style style:name="P24" style:family="paragraph" style:parent-style-name="Standard">
      <style:text-properties officeooo:rsid="00195af9" officeooo:paragraph-rsid="00195af9"/>
    </style:style>
    <style:style style:name="P25" style:family="paragraph" style:parent-style-name="Standard">
      <style:text-properties officeooo:rsid="001a7002" officeooo:paragraph-rsid="001a7002"/>
    </style:style>
    <style:style style:name="P26" style:family="paragraph" style:parent-style-name="Standard">
      <style:text-properties officeooo:rsid="001ba3ac" officeooo:paragraph-rsid="001ba3ac"/>
    </style:style>
    <style:style style:name="P27" style:family="paragraph" style:parent-style-name="Standard">
      <style:text-properties officeooo:rsid="001ba3ac" officeooo:paragraph-rsid="001d8dce"/>
    </style:style>
    <style:style style:name="P28" style:family="paragraph" style:parent-style-name="Standard">
      <style:text-properties officeooo:rsid="001ba3ac" officeooo:paragraph-rsid="0021c3c5"/>
    </style:style>
    <style:style style:name="P29" style:family="paragraph" style:parent-style-name="Standard">
      <style:text-properties officeooo:rsid="001ba3ac" officeooo:paragraph-rsid="0023b66c"/>
    </style:style>
    <style:style style:name="P30" style:family="paragraph" style:parent-style-name="Standard">
      <style:text-properties officeooo:rsid="001ba3ac" officeooo:paragraph-rsid="002b4db4"/>
    </style:style>
    <style:style style:name="P31" style:family="paragraph" style:parent-style-name="Standard">
      <style:text-properties officeooo:paragraph-rsid="001e3a0e"/>
    </style:style>
    <style:style style:name="P32" style:family="paragraph" style:parent-style-name="Standard">
      <style:text-properties officeooo:rsid="000efa3d" officeooo:paragraph-rsid="0023b66c"/>
    </style:style>
    <style:style style:name="P33" style:family="paragraph" style:parent-style-name="Standard">
      <style:text-properties officeooo:rsid="00072d46" officeooo:paragraph-rsid="002604ab"/>
    </style:style>
    <style:style style:name="P34" style:family="paragraph" style:parent-style-name="Standard">
      <style:text-properties officeooo:rsid="00072d46" officeooo:paragraph-rsid="002ad2a3"/>
    </style:style>
    <style:style style:name="P35" style:family="paragraph" style:parent-style-name="Standard">
      <style:text-properties officeooo:rsid="002604ab" officeooo:paragraph-rsid="002604ab"/>
    </style:style>
    <style:style style:name="P36" style:family="paragraph" style:parent-style-name="Standard">
      <style:text-properties style:text-position="0% 100%" style:font-name="Liberation Serif" officeooo:rsid="001d8dce" officeooo:paragraph-rsid="002604ab"/>
    </style:style>
    <style:style style:name="P37" style:family="paragraph" style:parent-style-name="Standard">
      <style:text-properties style:text-position="0% 100%" style:font-name="Liberation Serif" officeooo:rsid="002604ab" officeooo:paragraph-rsid="002604ab"/>
    </style:style>
    <style:style style:name="P38" style:family="paragraph" style:parent-style-name="Standard">
      <style:text-properties style:text-position="0% 100%" style:font-name="Liberation Serif" fo:font-style="normal" officeooo:rsid="0021c3c5" officeooo:paragraph-rsid="0021c3c5" style:font-style-asian="normal" style:font-style-complex="normal"/>
    </style:style>
    <style:style style:name="P39" style:family="paragraph" style:parent-style-name="Standard">
      <style:text-properties style:text-position="0% 100%" style:font-name="Liberation Serif" fo:font-style="normal" officeooo:rsid="002425dd" officeooo:paragraph-rsid="002425dd" style:font-style-asian="normal" style:font-style-complex="normal"/>
    </style:style>
    <style:style style:name="P40" style:family="paragraph" style:parent-style-name="Standard">
      <style:text-properties style:text-position="0% 100%" style:font-name="Liberation Serif" fo:font-style="normal" officeooo:rsid="001ba3ac" officeooo:paragraph-rsid="002425dd" style:font-style-asian="normal" style:font-style-complex="normal"/>
    </style:style>
    <style:style style:name="P41" style:family="paragraph" style:parent-style-name="Standard">
      <style:text-properties style:text-position="0% 100%" style:font-name="Liberation Serif" fo:font-style="normal" officeooo:rsid="002604ab" officeooo:paragraph-rsid="002604ab" style:font-style-asian="normal" style:font-style-complex="normal"/>
    </style:style>
    <style:style style:name="P42" style:family="paragraph" style:parent-style-name="Standard">
      <style:text-properties style:text-position="0% 100%" style:font-name="Liberation Serif" fo:font-style="normal" officeooo:rsid="00092224" officeooo:paragraph-rsid="002604ab" style:font-style-asian="normal" style:font-style-complex="normal"/>
    </style:style>
    <style:style style:name="P43" style:family="paragraph" style:parent-style-name="Standard">
      <style:text-properties style:text-position="0% 100%" style:font-name="MathJax_Main" fo:font-style="normal" officeooo:rsid="0023b66c" officeooo:paragraph-rsid="0021c3c5" style:font-name-asian="MathJax_Main" style:font-style-asian="normal" style:font-name-complex="MathJax_Main" style:font-style-complex="normal"/>
    </style:style>
    <style:style style:name="P44" style:family="paragraph" style:parent-style-name="Standard">
      <style:text-properties officeooo:rsid="0027b02c" officeooo:paragraph-rsid="0027b02c"/>
    </style:style>
    <style:style style:name="P45" style:family="paragraph" style:parent-style-name="Standard">
      <style:text-properties officeooo:rsid="0027b02c" officeooo:paragraph-rsid="0028dcca"/>
    </style:style>
    <style:style style:name="P46" style:family="paragraph" style:parent-style-name="Standard">
      <style:text-properties officeooo:rsid="00199c56" officeooo:paragraph-rsid="002ad2a3"/>
    </style:style>
    <style:style style:name="P47" style:family="paragraph" style:parent-style-name="Standard">
      <style:text-properties officeooo:rsid="00199c56" officeooo:paragraph-rsid="002dbddf"/>
    </style:style>
    <style:style style:name="P48" style:family="paragraph" style:parent-style-name="Standard">
      <style:text-properties officeooo:rsid="002b2fb6" officeooo:paragraph-rsid="002b2fb6"/>
    </style:style>
    <style:style style:name="P49" style:family="paragraph" style:parent-style-name="Standard">
      <style:text-properties officeooo:rsid="0021c3c5" officeooo:paragraph-rsid="002b4db4"/>
    </style:style>
    <style:style style:name="P50" style:family="paragraph" style:parent-style-name="Standard">
      <style:text-properties officeooo:rsid="002c82dd" officeooo:paragraph-rsid="002c82dd"/>
    </style:style>
    <style:style style:name="P51" style:family="paragraph" style:parent-style-name="Standard">
      <style:text-properties officeooo:rsid="002dbddf" officeooo:paragraph-rsid="002dbddf"/>
    </style:style>
    <style:style style:name="P52" style:family="paragraph" style:parent-style-name="Standard">
      <style:text-properties officeooo:rsid="002dbddf" officeooo:paragraph-rsid="002e7f6b"/>
    </style:style>
    <style:style style:name="P53" style:family="paragraph" style:parent-style-name="Standard">
      <style:text-properties officeooo:rsid="002e7f6b" officeooo:paragraph-rsid="002e7f6b"/>
    </style:style>
    <style:style style:name="P54" style:family="paragraph" style:parent-style-name="Standard">
      <style:text-properties officeooo:rsid="002e7f6b" officeooo:paragraph-rsid="0030198e"/>
    </style:style>
    <style:style style:name="P55" style:family="paragraph" style:parent-style-name="Standard">
      <style:text-properties officeooo:rsid="0030198e" officeooo:paragraph-rsid="0030198e"/>
    </style:style>
    <style:style style:name="P56" style:family="paragraph" style:parent-style-name="Standard">
      <style:text-properties officeooo:rsid="0034d09e" officeooo:paragraph-rsid="0034d09e"/>
    </style:style>
    <style:style style:name="P57" style:family="paragraph" style:parent-style-name="Standard">
      <style:text-properties style:text-position="0% 100%" style:font-name="Liberation Serif" fo:font-style="normal" officeooo:rsid="002b4db4" officeooo:paragraph-rsid="002b4db4" style:font-style-asian="normal" style:font-style-complex="normal"/>
    </style:style>
    <style:style style:name="P58" style:family="paragraph" style:parent-style-name="Standard">
      <style:text-properties style:text-position="0% 100%" style:font-name="Liberation Serif" fo:font-style="normal" officeooo:rsid="0021c3c5" officeooo:paragraph-rsid="002b4db4" style:font-style-asian="normal" style:font-style-complex="normal"/>
    </style:style>
    <style:style style:name="P59" style:family="paragraph" style:parent-style-name="Standard">
      <style:text-properties style:text-position="0% 100%" style:font-name="Liberation Serif" fo:font-style="normal" officeooo:rsid="002c82dd" officeooo:paragraph-rsid="002c82dd" style:font-name-asian="MathJax_Main" style:font-style-asian="normal" style:font-name-complex="MathJax_Main" style:font-style-complex="normal"/>
    </style:style>
    <style:style style:name="P60" style:family="paragraph" style:parent-style-name="Standard">
      <style:text-properties style:text-position="0% 100%" style:font-name="Liberation Serif" fo:font-style="normal" officeooo:rsid="002dbddf" officeooo:paragraph-rsid="002dbddf" style:font-name-asian="MathJax_Main" style:font-style-asian="normal" style:font-name-complex="MathJax_Main" style:font-style-complex="normal"/>
    </style:style>
    <style:style style:name="P61" style:family="paragraph" style:parent-style-name="Standard">
      <style:text-properties style:text-position="0% 100%" style:font-name="Liberation Serif" officeooo:rsid="0030198e" officeooo:paragraph-rsid="0030198e" style:font-name-asian="MathJax_Size1" style:font-name-complex="MathJax_Size1"/>
    </style:style>
    <style:style style:name="P62" style:family="paragraph" style:parent-style-name="Standard">
      <style:text-properties style:font-name="Liberation Serif" officeooo:rsid="0028dcca" officeooo:paragraph-rsid="0028dcca" style:font-name-asian="MathJax_Size1" style:font-name-complex="MathJax_Size1"/>
    </style:style>
    <style:style style:name="P63" style:family="paragraph" style:parent-style-name="Standard">
      <style:text-properties style:font-name="Liberation Serif" officeooo:rsid="0027b02c" officeooo:paragraph-rsid="0028dcca" style:font-name-asian="MathJax_Size1" style:font-name-complex="MathJax_Size1"/>
    </style:style>
    <style:style style:name="P64" style:family="paragraph" style:parent-style-name="Standard">
      <style:text-properties officeooo:rsid="00180171" officeooo:paragraph-rsid="002b2fb6"/>
    </style:style>
    <style:style style:name="P65" style:family="paragraph" style:parent-style-name="Standard" style:master-page-name="master-page3">
      <style:paragraph-properties style:page-number="auto"/>
    </style:style>
    <style:style style:name="T1" style:family="text">
      <style:text-properties officeooo:rsid="00042271"/>
    </style:style>
    <style:style style:name="T2" style:family="text">
      <style:text-properties officeooo:rsid="00060333"/>
    </style:style>
    <style:style style:name="T3" style:family="text">
      <style:text-properties officeooo:rsid="00092224"/>
    </style:style>
    <style:style style:name="T4" style:family="text">
      <style:text-properties style:text-position="sub 58%"/>
    </style:style>
    <style:style style:name="T5" style:family="text">
      <style:text-properties style:text-position="sub 58%" style:font-name="MathJax_Math"/>
    </style:style>
    <style:style style:name="T6" style:family="text">
      <style:text-properties style:text-position="sub 58%" style:font-name="MathJax_Math" fo:font-style="italic" officeooo:rsid="00195af9" style:font-style-asian="italic" style:font-style-complex="italic"/>
    </style:style>
    <style:style style:name="T7" style:family="text">
      <style:text-properties style:text-position="sub 58%" style:font-name="MathJax_Math" officeooo:rsid="001ba3ac"/>
    </style:style>
    <style:style style:name="T8" style:family="text">
      <style:text-properties style:text-position="sub 58%" style:font-name="MathJax_Math" fo:font-style="normal" style:font-style-asian="normal" style:font-style-complex="normal"/>
    </style:style>
    <style:style style:name="T9" style:family="text">
      <style:text-properties style:text-position="sub 58%" style:font-name="MathJax_Math" fo:font-style="normal" officeooo:rsid="001ba3ac" style:font-style-asian="normal" style:font-style-complex="normal"/>
    </style:style>
    <style:style style:name="T10" style:family="text">
      <style:text-properties style:text-position="sub 58%" style:font-name="MathJax_Math" fo:font-style="normal" officeooo:rsid="0021c3c5" style:font-style-asian="normal" style:font-style-complex="normal"/>
    </style:style>
    <style:style style:name="T11" style:family="text">
      <style:text-properties style:text-position="sub 58%" style:font-name="MathJax_Math" fo:font-style="normal" officeooo:rsid="00313ee8" style:font-style-asian="normal" style:font-style-complex="normal"/>
    </style:style>
    <style:style style:name="T12" style:family="text">
      <style:text-properties style:text-position="sub 58%" style:font-name="MathJax_Math" fo:font-style="normal" officeooo:rsid="0023b66c" style:font-name-asian="MathJax_Main" style:font-style-asian="normal" style:font-name-complex="MathJax_Main" style:font-style-complex="normal"/>
    </style:style>
    <style:style style:name="T13" style:family="text">
      <style:text-properties style:text-position="sub 58%" style:font-name="MathJax_Math" fo:font-style="normal" officeooo:rsid="001ba3ac" style:font-name-asian="MathJax_Size1" style:font-style-asian="normal" style:font-name-complex="MathJax_Size1" style:font-style-complex="normal"/>
    </style:style>
    <style:style style:name="T14" style:family="text">
      <style:text-properties style:text-position="sub 58%" style:font-name="MathJax_Math" officeooo:rsid="00313ee8"/>
    </style:style>
    <style:style style:name="T15" style:family="text">
      <style:text-properties style:text-position="sub 58%" style:font-name="MathJax_Math" style:font-name-asian="MathJax_Size1" style:font-name-complex="MathJax_Size1"/>
    </style:style>
    <style:style style:name="T16" style:family="text">
      <style:text-properties style:text-position="sub 58%" style:font-name="MathJax_Math" officeooo:rsid="0028dcca" style:font-name-asian="MathJax_Size1" style:font-name-complex="MathJax_Size1"/>
    </style:style>
    <style:style style:name="T17" style:family="text">
      <style:text-properties style:text-position="sub 58%" fo:font-style="normal" style:font-style-asian="normal" style:font-style-complex="normal"/>
    </style:style>
    <style:style style:name="T18" style:family="text">
      <style:text-properties style:text-position="sub 58%" officeooo:rsid="00092224"/>
    </style:style>
    <style:style style:name="T19" style:family="text">
      <style:text-properties style:text-position="sub 58%" officeooo:rsid="002ad2a3"/>
    </style:style>
    <style:style style:name="T20" style:family="text">
      <style:text-properties officeooo:rsid="000c351a"/>
    </style:style>
    <style:style style:name="T21" style:family="text">
      <style:text-properties style:font-name="MathJax_Math"/>
    </style:style>
    <style:style style:name="T22" style:family="text">
      <style:text-properties style:font-name="MathJax_Math" officeooo:rsid="000d5545"/>
    </style:style>
    <style:style style:name="T23" style:family="text">
      <style:text-properties style:font-name="MathJax_Math" officeooo:rsid="0011cdea"/>
    </style:style>
    <style:style style:name="T24" style:family="text">
      <style:text-properties style:font-name="MathJax_Math" officeooo:rsid="001d8dce"/>
    </style:style>
    <style:style style:name="T25" style:family="text">
      <style:text-properties style:font-name="MathJax_Math" fo:font-style="normal" officeooo:rsid="000d5545" style:font-style-asian="normal" style:font-style-complex="normal"/>
    </style:style>
    <style:style style:name="T26" style:family="text">
      <style:text-properties style:font-name="MathJax_Math" officeooo:rsid="002b4db4"/>
    </style:style>
    <style:style style:name="T27" style:family="text">
      <style:text-properties style:font-name="MathJax_Math" officeooo:rsid="0030198e"/>
    </style:style>
    <style:style style:name="T28" style:family="text">
      <style:text-properties style:font-name="MathJax_Math" officeooo:rsid="00313ee8"/>
    </style:style>
    <style:style style:name="T29" style:family="text">
      <style:text-properties style:font-name="MathJax_Math" style:font-name-asian="MathJax_Size1" style:font-name-complex="MathJax_Size1"/>
    </style:style>
    <style:style style:name="T30" style:family="text">
      <style:text-properties style:font-name="MathJax_Math" officeooo:rsid="0027b02c" style:font-name-asian="MathJax_Size1" style:font-name-complex="MathJax_Size1"/>
    </style:style>
    <style:style style:name="T31" style:family="text">
      <style:text-properties style:font-name="Liberation Serif"/>
    </style:style>
    <style:style style:name="T32" style:family="text">
      <style:text-properties style:font-name="Liberation Serif" officeooo:rsid="000c351a"/>
    </style:style>
    <style:style style:name="T33" style:family="text">
      <style:text-properties style:font-name="Liberation Serif" officeooo:rsid="000efa3d"/>
    </style:style>
    <style:style style:name="T34" style:family="text">
      <style:text-properties style:font-name="Liberation Serif" officeooo:rsid="001ba3ac"/>
    </style:style>
    <style:style style:name="T35" style:family="text">
      <style:text-properties style:font-name="Liberation Serif" fo:font-style="italic" officeooo:rsid="000c351a" style:font-style-asian="italic" style:font-style-complex="italic"/>
    </style:style>
    <style:style style:name="T36" style:family="text">
      <style:text-properties style:font-name="Liberation Serif" fo:font-style="normal" style:font-style-asian="normal" style:font-style-complex="normal"/>
    </style:style>
    <style:style style:name="T37" style:family="text">
      <style:text-properties style:font-name="Liberation Serif" fo:font-style="normal" officeooo:rsid="001ba3ac" style:font-style-asian="normal" style:font-style-complex="normal"/>
    </style:style>
    <style:style style:name="T38" style:family="text">
      <style:text-properties style:font-name="Liberation Serif" fo:font-style="normal" officeooo:rsid="001d8dce" style:font-style-asian="normal" style:font-style-complex="normal"/>
    </style:style>
    <style:style style:name="T39" style:family="text">
      <style:text-properties style:font-name="Liberation Serif" fo:font-style="normal" officeooo:rsid="000d5545" style:font-style-asian="normal" style:font-style-complex="normal"/>
    </style:style>
    <style:style style:name="T40" style:family="text">
      <style:text-properties style:font-name="Liberation Serif" fo:font-style="normal" officeooo:rsid="001e3a0e" style:font-style-asian="normal" style:font-style-complex="normal"/>
    </style:style>
    <style:style style:name="T41" style:family="text">
      <style:text-properties style:font-name="Liberation Serif" fo:font-style="normal" officeooo:rsid="002ad2a3" style:font-style-asian="normal" style:font-style-complex="normal"/>
    </style:style>
    <style:style style:name="T42" style:family="text">
      <style:text-properties style:font-name="Liberation Serif" officeooo:rsid="001d8dce"/>
    </style:style>
    <style:style style:name="T43" style:family="text">
      <style:text-properties style:font-name="Liberation Serif" style:font-name-asian="MathJax_Size1" style:font-name-complex="MathJax_Size1"/>
    </style:style>
    <style:style style:name="T44" style:family="text">
      <style:text-properties style:font-name="Liberation Serif" officeooo:rsid="0027b02c" style:font-name-asian="MathJax_Size1" style:font-name-complex="MathJax_Size1"/>
    </style:style>
    <style:style style:name="T45" style:family="text">
      <style:text-properties style:font-name="Liberation Serif" officeooo:rsid="002b4db4" style:font-name-asian="MathJax_Size1" style:font-name-complex="MathJax_Size1"/>
    </style:style>
    <style:style style:name="T46" style:family="text">
      <style:text-properties officeooo:rsid="000efa3d"/>
    </style:style>
    <style:style style:name="T47" style:family="text">
      <style:text-properties style:font-name="MathJax_Main" officeooo:rsid="000c351a"/>
    </style:style>
    <style:style style:name="T48" style:family="text">
      <style:text-properties style:text-position="0% 100%" style:font-name="Liberation Serif"/>
    </style:style>
    <style:style style:name="T49" style:family="text">
      <style:text-properties style:text-position="0% 100%" style:font-name="Liberation Serif" officeooo:rsid="0010f8f4"/>
    </style:style>
    <style:style style:name="T50" style:family="text">
      <style:text-properties style:text-position="0% 100%" style:font-name="Liberation Serif" officeooo:rsid="001d8dce"/>
    </style:style>
    <style:style style:name="T51" style:family="text">
      <style:text-properties style:text-position="0% 100%" style:font-name="Liberation Serif" officeooo:rsid="000c351a"/>
    </style:style>
    <style:style style:name="T52" style:family="text">
      <style:text-properties style:text-position="0% 100%" style:font-name="Liberation Serif" fo:font-style="italic" officeooo:rsid="000c351a" style:font-style-asian="italic" style:font-style-complex="italic"/>
    </style:style>
    <style:style style:name="T53" style:family="text">
      <style:text-properties style:text-position="0% 100%" style:font-name="Liberation Serif" fo:font-style="italic" officeooo:rsid="000c351a" style:font-name-asian="Noto Sans CJK SC Regular" style:font-style-asian="italic" style:font-name-complex="FreeSans" style:font-style-complex="italic"/>
    </style:style>
    <style:style style:name="T54" style:family="text">
      <style:text-properties style:text-position="0% 100%" style:font-name="Liberation Serif" fo:font-size="11pt" fo:font-style="italic" fo:font-weight="normal" officeooo:rsid="000c351a" style:font-size-asian="11pt" style:font-style-asian="italic" style:font-weight-asian="normal" style:font-style-complex="italic"/>
    </style:style>
    <style:style style:name="T55" style:family="text">
      <style:text-properties style:text-position="0% 100%" style:font-name="Liberation Serif" fo:font-size="11pt" fo:font-style="normal" fo:font-weight="normal" officeooo:rsid="000c351a" style:font-size-asian="11pt" style:font-style-asian="normal" style:font-weight-asian="normal"/>
    </style:style>
    <style:style style:name="T56" style:family="text">
      <style:text-properties style:text-position="0% 100%" style:font-name="Liberation Serif" fo:font-size="11pt" fo:font-style="normal" fo:font-weight="normal" officeooo:rsid="002b4db4" style:font-size-asian="11pt" style:font-style-asian="normal" style:font-weight-asian="normal"/>
    </style:style>
    <style:style style:name="T57" style:family="text">
      <style:text-properties style:text-position="0% 100%" style:font-name="Liberation Serif" fo:font-style="normal" style:font-style-asian="normal" style:font-style-complex="normal"/>
    </style:style>
    <style:style style:name="T58" style:family="text">
      <style:text-properties style:text-position="0% 100%" style:font-name="Liberation Serif" fo:font-style="normal" officeooo:rsid="000efa3d" style:font-style-asian="normal" style:font-style-complex="normal"/>
    </style:style>
    <style:style style:name="T59" style:family="text">
      <style:text-properties style:text-position="0% 100%" style:font-name="Liberation Serif" fo:font-style="normal" officeooo:rsid="001e3a0e" style:font-style-asian="normal" style:font-style-complex="normal"/>
    </style:style>
    <style:style style:name="T60" style:family="text">
      <style:text-properties style:text-position="0% 100%" style:font-name="Liberation Serif" fo:font-style="normal" officeooo:rsid="001e6d83" style:font-style-asian="normal" style:font-style-complex="normal"/>
    </style:style>
    <style:style style:name="T61" style:family="text">
      <style:text-properties style:text-position="0% 100%" style:font-name="Liberation Serif" fo:font-style="normal" officeooo:rsid="00200b46" style:font-style-asian="normal" style:font-style-complex="normal"/>
    </style:style>
    <style:style style:name="T62" style:family="text">
      <style:text-properties style:text-position="0% 100%" style:font-name="Liberation Serif" fo:font-style="normal" officeooo:rsid="0021c3c5" style:font-style-asian="normal" style:font-style-complex="normal"/>
    </style:style>
    <style:style style:name="T63" style:family="text">
      <style:text-properties style:text-position="0% 100%" style:font-name="Liberation Serif" fo:font-style="normal" officeooo:rsid="0023b66c" style:font-style-asian="normal" style:font-style-complex="normal"/>
    </style:style>
    <style:style style:name="T64" style:family="text">
      <style:text-properties style:text-position="0% 100%" style:font-name="Liberation Serif" fo:font-style="normal" officeooo:rsid="002b4db4" style:font-style-asian="normal" style:font-style-complex="normal"/>
    </style:style>
    <style:style style:name="T65" style:family="text">
      <style:text-properties style:text-position="0% 100%" style:font-name="Liberation Serif" fo:font-style="normal" officeooo:rsid="001e6d83" style:font-name-asian="Noto Sans CJK SC Regular" style:font-style-asian="normal" style:font-name-complex="FreeSans" style:font-style-complex="normal"/>
    </style:style>
    <style:style style:name="T66" style:family="text">
      <style:text-properties style:text-position="0% 100%" style:font-name="Liberation Serif" fo:font-style="normal" style:font-name-asian="MathJax_Main" style:font-style-asian="normal" style:font-name-complex="MathJax_Main" style:font-style-complex="normal"/>
    </style:style>
    <style:style style:name="T67" style:family="text">
      <style:text-properties style:text-position="0% 100%" style:font-name="Liberation Serif" fo:font-style="normal" officeooo:rsid="0023b66c" style:font-name-asian="MathJax_Main" style:font-style-asian="normal" style:font-name-complex="MathJax_Main" style:font-style-complex="normal"/>
    </style:style>
    <style:style style:name="T68" style:family="text">
      <style:text-properties style:text-position="0% 100%" style:font-name="Liberation Serif" fo:font-style="normal" officeooo:rsid="002e7f6b" style:font-name-asian="MathJax_Main" style:font-style-asian="normal" style:font-name-complex="MathJax_Main" style:font-style-complex="normal"/>
    </style:style>
    <style:style style:name="T69" style:family="text">
      <style:text-properties style:text-position="0% 100%" style:font-name="Liberation Serif" officeooo:rsid="001e7e96"/>
    </style:style>
    <style:style style:name="T70" style:family="text">
      <style:text-properties style:text-position="0% 100%" style:font-name="Liberation Serif" officeooo:rsid="00200b46"/>
    </style:style>
    <style:style style:name="T71" style:family="text">
      <style:text-properties style:text-position="0% 100%" style:font-name="Liberation Serif" style:font-name-asian="MathJax_Size1" style:font-name-complex="MathJax_Size1"/>
    </style:style>
    <style:style style:name="T72" style:family="text">
      <style:text-properties style:text-position="0% 100%" style:font-name="Liberation Serif" officeooo:rsid="0028dcca" style:font-name-asian="MathJax_Size1" style:font-name-complex="MathJax_Size1"/>
    </style:style>
    <style:style style:name="T73" style:family="text">
      <style:text-properties style:text-position="0% 100%" style:font-name="Liberation Serif" officeooo:rsid="0030198e" style:font-name-asian="MathJax_Size1" style:font-name-complex="MathJax_Size1"/>
    </style:style>
    <style:style style:name="T74" style:family="text">
      <style:text-properties style:text-position="0% 100%" style:font-name="MathJax_Math"/>
    </style:style>
    <style:style style:name="T75" style:family="text">
      <style:text-properties style:text-position="0% 100%" style:font-name="MathJax_Math" fo:font-style="normal" style:font-style-asian="normal" style:font-style-complex="normal"/>
    </style:style>
    <style:style style:name="T76" style:family="text">
      <style:text-properties style:text-position="0% 100%" style:font-name="MathJax_Math" fo:font-style="normal" officeooo:rsid="000d5545" style:font-style-asian="normal" style:font-style-complex="normal"/>
    </style:style>
    <style:style style:name="T77" style:family="text">
      <style:text-properties style:text-position="0% 100%" style:font-name="MathJax_Math" fo:font-style="normal" officeooo:rsid="001ba3ac" style:font-style-asian="normal" style:font-style-complex="normal"/>
    </style:style>
    <style:style style:name="T78" style:family="text">
      <style:text-properties style:text-position="0% 100%" style:font-name="MathJax_Math" fo:font-style="normal" officeooo:rsid="00200b46" style:font-style-asian="normal" style:font-style-complex="normal"/>
    </style:style>
    <style:style style:name="T79" style:family="text">
      <style:text-properties style:text-position="0% 100%" style:font-name="MathJax_Math" fo:font-style="normal" officeooo:rsid="0021c3c5" style:font-style-asian="normal" style:font-style-complex="normal"/>
    </style:style>
    <style:style style:name="T80" style:family="text">
      <style:text-properties style:text-position="0% 100%" style:font-name="MathJax_Math" fo:font-style="normal" officeooo:rsid="002425dd" style:font-style-asian="normal" style:font-style-complex="normal"/>
    </style:style>
    <style:style style:name="T81" style:family="text">
      <style:text-properties style:text-position="0% 100%" style:font-name="MathJax_Math" fo:font-style="normal" officeooo:rsid="002b4db4" style:font-style-asian="normal" style:font-style-complex="normal"/>
    </style:style>
    <style:style style:name="T82" style:family="text">
      <style:text-properties style:text-position="0% 100%" style:font-name="MathJax_Math" fo:font-style="normal" officeooo:rsid="000d5545" style:font-name-asian="Noto Sans CJK SC Regular" style:font-style-asian="normal" style:font-name-complex="FreeSans" style:font-style-complex="normal"/>
    </style:style>
    <style:style style:name="T83" style:family="text">
      <style:text-properties style:text-position="0% 100%" style:font-name="MathJax_Math" fo:font-style="normal" style:font-name-asian="MathJax_Main" style:font-style-asian="normal" style:font-name-complex="MathJax_Main" style:font-style-complex="normal"/>
    </style:style>
    <style:style style:name="T84" style:family="text">
      <style:text-properties style:text-position="0% 100%" style:font-name="MathJax_Math" fo:font-style="normal" officeooo:rsid="000d5545" style:font-name-asian="MathJax_Main" style:font-style-asian="normal" style:font-name-complex="MathJax_Main" style:font-style-complex="normal"/>
    </style:style>
    <style:style style:name="T85" style:family="text">
      <style:text-properties style:text-position="0% 100%" style:font-name="MathJax_Math" fo:font-style="normal" officeooo:rsid="0023b66c" style:font-name-asian="MathJax_Main" style:font-style-asian="normal" style:font-name-complex="MathJax_Main" style:font-style-complex="normal"/>
    </style:style>
    <style:style style:name="T86" style:family="text">
      <style:text-properties style:text-position="0% 100%" style:font-name="MathJax_Math" fo:font-style="normal" officeooo:rsid="002b4db4" style:font-name-asian="MathJax_Main" style:font-style-asian="normal" style:font-name-complex="MathJax_Main" style:font-style-complex="normal"/>
    </style:style>
    <style:style style:name="T87" style:family="text">
      <style:text-properties style:text-position="0% 100%" style:font-name="MathJax_Math" fo:font-style="normal" officeooo:rsid="002e7f6b" style:font-name-asian="MathJax_Main" style:font-style-asian="normal" style:font-name-complex="MathJax_Main" style:font-style-complex="normal"/>
    </style:style>
    <style:style style:name="T88" style:family="text">
      <style:text-properties style:text-position="0% 100%" style:font-name="MathJax_Math" fo:font-style="normal" style:font-name-asian="MathJax_Size1" style:font-style-asian="normal" style:font-name-complex="MathJax_Size1" style:font-style-complex="normal"/>
    </style:style>
    <style:style style:name="T89" style:family="text">
      <style:text-properties style:text-position="0% 100%" style:font-name="MathJax_Math" fo:font-style="normal" officeooo:rsid="000d5545" style:font-name-asian="MathJax_Size1" style:font-style-asian="normal" style:font-name-complex="MathJax_Size1" style:font-style-complex="normal"/>
    </style:style>
    <style:style style:name="T90" style:family="text">
      <style:text-properties style:text-position="0% 100%" style:font-name="MathJax_Math" fo:font-style="normal" officeooo:rsid="001ba3ac" style:font-name-asian="MathJax_Size1" style:font-style-asian="normal" style:font-name-complex="MathJax_Size1" style:font-style-complex="normal"/>
    </style:style>
    <style:style style:name="T91" style:family="text">
      <style:text-properties style:text-position="0% 100%" style:font-name="MathJax_Math" officeooo:rsid="000d5545"/>
    </style:style>
    <style:style style:name="T92" style:family="text">
      <style:text-properties style:text-position="0% 100%" style:font-name="MathJax_Math" fo:font-size="11pt" fo:font-style="normal" fo:font-weight="normal" officeooo:rsid="000d5545" style:font-size-asian="11pt" style:font-style-asian="normal" style:font-weight-asian="normal"/>
    </style:style>
    <style:style style:name="T93" style:family="text">
      <style:text-properties style:text-position="0% 100%" style:font-name="MathJax_Math" officeooo:rsid="001e7e96"/>
    </style:style>
    <style:style style:name="T94" style:family="text">
      <style:text-properties style:text-position="0% 100%" style:font-name="MathJax_Math" officeooo:rsid="00200b46"/>
    </style:style>
    <style:style style:name="T95" style:family="text">
      <style:text-properties style:text-position="0% 100%" style:font-name="MathJax_Math" officeooo:rsid="001ba3ac"/>
    </style:style>
    <style:style style:name="T96" style:family="text">
      <style:text-properties style:text-position="0% 100%" style:font-name="MathJax_Math" officeooo:rsid="0030198e"/>
    </style:style>
    <style:style style:name="T97" style:family="text">
      <style:text-properties style:text-position="0% 100%" style:font-name="Liberation Mono" fo:font-size="11pt" fo:font-style="normal" fo:font-weight="normal" officeooo:rsid="001d8dce" style:font-size-asian="11pt" style:font-style-asian="normal" style:font-weight-asian="normal"/>
    </style:style>
    <style:style style:name="T98" style:family="text">
      <style:text-properties style:text-position="0% 100%" style:font-name="MathJax_AMS" fo:font-style="normal" officeooo:rsid="001e6d83" style:font-name-asian="MathJax_AMS" style:font-style-asian="normal" style:font-name-complex="MathJax_AMS" style:font-style-complex="normal"/>
    </style:style>
    <style:style style:name="T99" style:family="text">
      <style:text-properties style:text-position="0% 100%" style:font-name="MathJax_Math1"/>
    </style:style>
    <style:style style:name="T100" style:family="text">
      <style:text-properties style:text-position="0% 100%" style:font-name="MathJax_Math1" fo:font-style="normal" style:font-style-asian="normal" style:font-style-complex="normal"/>
    </style:style>
    <style:style style:name="T101" style:family="text">
      <style:text-properties style:text-position="0% 100%" style:font-name="MathJax_Math1" fo:font-style="normal" officeooo:rsid="00200b46" style:font-style-asian="normal" style:font-style-complex="normal"/>
    </style:style>
    <style:style style:name="T102" style:family="text">
      <style:text-properties style:text-position="0% 100%" style:font-name="MathJax_Math1" fo:font-style="normal" style:font-name-asian="MathJax_Main" style:font-style-asian="normal" style:font-name-complex="MathJax_Main" style:font-style-complex="normal"/>
    </style:style>
    <style:style style:name="T103" style:family="text">
      <style:text-properties style:text-position="0% 100%" style:font-name="MathJax_Math1" fo:font-style="normal" style:font-name-asian="Noto Sans CJK SC Regular" style:font-style-asian="normal" style:font-name-complex="FreeSans" style:font-style-complex="normal"/>
    </style:style>
    <style:style style:name="T104" style:family="text">
      <style:text-properties style:text-position="0% 100%" style:font-name="MathJax_Math1" fo:font-style="normal" officeooo:rsid="002b4db4" style:font-name-asian="Noto Sans CJK SC Regular" style:font-style-asian="normal" style:font-name-complex="FreeSans" style:font-style-complex="normal"/>
    </style:style>
    <style:style style:name="T105" style:family="text">
      <style:text-properties style:text-position="0% 100%" style:font-name="MathJax_Main" fo:font-style="normal" style:font-name-asian="MathJax_Main" style:font-style-asian="normal" style:font-name-complex="MathJax_Main" style:font-style-complex="normal"/>
    </style:style>
    <style:style style:name="T106" style:family="text">
      <style:text-properties style:text-position="0% 100%" style:font-name="MathJax_Main" fo:font-style="normal" officeooo:rsid="0023b66c" style:font-name-asian="MathJax_Main" style:font-style-asian="normal" style:font-name-complex="MathJax_Main" style:font-style-complex="normal"/>
    </style:style>
    <style:style style:name="T107" style:family="text">
      <style:text-properties style:text-position="0% 100%" style:font-name="MathJax_Size1" fo:font-style="normal" officeooo:rsid="0023b66c" style:font-name-asian="MathJax_Size1" style:font-style-asian="normal" style:font-name-complex="MathJax_Size1" style:font-style-complex="normal"/>
    </style:style>
    <style:style style:name="T108" style:family="text">
      <style:text-properties style:text-position="0% 100%" style:font-name="MathJax_Size1" fo:font-style="normal" officeooo:rsid="002b4db4" style:font-name-asian="MathJax_Size1" style:font-style-asian="normal" style:font-name-complex="MathJax_Size1" style:font-style-complex="normal"/>
    </style:style>
    <style:style style:name="T109" style:family="text">
      <style:text-properties style:text-position="0% 100%" fo:font-style="normal" style:font-style-asian="normal" style:font-style-complex="normal"/>
    </style:style>
    <style:style style:name="T110" style:family="text">
      <style:text-properties style:text-position="0% 100%" fo:font-style="normal" officeooo:rsid="001ba3ac" style:font-style-asian="normal" style:font-style-complex="normal"/>
    </style:style>
    <style:style style:name="T111" style:family="text">
      <style:text-properties style:text-position="0% 100%" fo:font-style="normal" officeooo:rsid="0027b02c" style:font-style-asian="normal" style:font-style-complex="normal"/>
    </style:style>
    <style:style style:name="T112" style:family="text">
      <style:text-properties style:text-position="0% 100%" fo:font-style="normal" style:font-name-asian="MathJax_Size1" style:font-style-asian="normal" style:font-name-complex="MathJax_Size1" style:font-style-complex="normal"/>
    </style:style>
    <style:style style:name="T113" style:family="text">
      <style:text-properties style:text-position="0% 100%" style:font-name-asian="MathJax_Size1" style:font-name-complex="MathJax_Size1"/>
    </style:style>
    <style:style style:name="T114" style:family="text">
      <style:text-properties officeooo:rsid="00180171"/>
    </style:style>
    <style:style style:name="T115" style:family="text">
      <style:text-properties style:text-position="super 58%" officeooo:rsid="00180171"/>
    </style:style>
    <style:style style:name="T116" style:family="text">
      <style:text-properties style:text-position="super 58%" style:font-name="MathJax_Math" fo:font-style="normal" style:font-style-asian="normal" style:font-style-complex="normal"/>
    </style:style>
    <style:style style:name="T117" style:family="text">
      <style:text-properties style:text-position="super 58%" style:font-name="MathJax_Math" fo:font-style="normal" officeooo:rsid="0021c3c5" style:font-style-asian="normal" style:font-style-complex="normal"/>
    </style:style>
    <style:style style:name="T118" style:family="text">
      <style:text-properties style:text-position="super 58%" style:font-name="MathJax_Math" fo:font-style="normal" officeooo:rsid="002b4db4" style:font-name-asian="MathJax_Main" style:font-style-asian="normal" style:font-name-complex="MathJax_Main" style:font-style-complex="normal"/>
    </style:style>
    <style:style style:name="T119" style:family="text">
      <style:text-properties style:text-position="super 58%" officeooo:rsid="00092224"/>
    </style:style>
    <style:style style:name="T120" style:family="text">
      <style:text-properties style:text-position="super 58%" officeooo:rsid="002ad2a3"/>
    </style:style>
    <style:style style:name="T121" style:family="text">
      <style:text-properties style:text-position="super 58%" style:font-name="Liberation Serif" fo:font-style="normal" style:font-name-asian="MathJax_Main" style:font-style-asian="normal" style:font-name-complex="MathJax_Main" style:font-style-complex="normal"/>
    </style:style>
    <style:style style:name="T122" style:family="text">
      <style:text-properties officeooo:rsid="00195af9"/>
    </style:style>
    <style:style style:name="T123" style:family="text">
      <style:text-properties fo:font-style="italic" style:font-style-asian="italic" style:font-style-complex="italic"/>
    </style:style>
    <style:style style:name="T124" style:family="text">
      <style:text-properties fo:font-style="italic" officeooo:rsid="000c351a" style:font-style-asian="italic" style:font-style-complex="italic"/>
    </style:style>
    <style:style style:name="T125" style:family="text">
      <style:text-properties fo:font-style="italic" officeooo:rsid="002b4db4" style:font-style-asian="italic" style:font-style-complex="italic"/>
    </style:style>
    <style:style style:name="T126" style:family="text">
      <style:text-properties officeooo:rsid="001ba3ac"/>
    </style:style>
    <style:style style:name="T127" style:family="text">
      <style:text-properties style:font-name="MathJax_Math1" fo:font-style="normal" style:font-style-asian="normal" style:font-style-complex="normal"/>
    </style:style>
    <style:style style:name="T128" style:family="text">
      <style:text-properties style:font-name="MathJax_Math1" fo:font-style="normal" officeooo:rsid="001ba3ac" style:font-style-asian="normal" style:font-style-complex="normal"/>
    </style:style>
    <style:style style:name="T129" style:family="text">
      <style:text-properties style:font-name="MathJax_Math1" fo:font-style="normal" officeooo:rsid="001d8dce" style:font-style-asian="normal" style:font-style-complex="normal"/>
    </style:style>
    <style:style style:name="T130" style:family="text">
      <style:text-properties style:font-name="MathJax_Math1" fo:font-style="normal" officeooo:rsid="002ad2a3" style:font-style-asian="normal" style:font-style-complex="normal"/>
    </style:style>
    <style:style style:name="T131" style:family="text">
      <style:text-properties style:font-name="MathJax_Math1" fo:font-style="italic" officeooo:rsid="001d8dce" style:font-style-asian="italic" style:font-style-complex="italic"/>
    </style:style>
    <style:style style:name="T132" style:family="text">
      <style:text-properties officeooo:rsid="001e7e96"/>
    </style:style>
    <style:style style:name="T133" style:family="text">
      <style:text-properties style:font-name="MathJax_Size1" officeooo:rsid="0028dcca" style:font-name-asian="MathJax_Size1" style:font-name-complex="MathJax_Size1"/>
    </style:style>
    <style:style style:name="T134" style:family="text">
      <style:text-properties style:font-name="MathJax_Size1" officeooo:rsid="002b4db4" style:font-name-asian="MathJax_Size1" style:font-name-complex="MathJax_Size1"/>
    </style:style>
    <style:style style:name="T135" style:family="text">
      <style:text-properties style:font-name-asian="MathJax_Size1" style:font-name-complex="MathJax_Size1"/>
    </style:style>
    <style:style style:name="T136" style:family="text">
      <style:text-properties officeooo:rsid="002ad2a3"/>
    </style:style>
    <style:style style:name="T137" style:family="text">
      <style:text-properties officeooo:rsid="002b4db4"/>
    </style:style>
    <style:style style:name="T138" style:family="text">
      <style:text-properties officeooo:rsid="002dbddf"/>
    </style:style>
    <style:style style:name="T139" style:family="text">
      <style:text-properties officeooo:rsid="00313ee8"/>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mulations of the time evolution of magnetisation for ferromagnetic Ising square-lattices</text:p>
      <text:p text:style-name="P1"/>
      <text:p text:style-name="P3">Abstract</text:p>
      <text:p text:style-name="P3"/>
      <text:p text:style-name="P32">The purpose of this investigation is to find the value<text:span text:style-name="T132">s</text:span> of the transition temperature <text:span text:style-name="T132">for a square-lattice of spins</text:span>, <text:span text:style-name="T22">T</text:span><text:span text:style-name="T5">c </text:span><text:span text:style-name="T48">from </text:span><text:span text:style-name="T69">the uniform spin alignment to disordered phase, for different values of lattice size N</text:span><text:span text:style-name="T48">. </text:span><text:span text:style-name="T49"><text:s/></text:span><text:span text:style-name="T91">T</text:span><text:span text:style-name="T5">c</text:span><text:span text:style-name="T74"> </text:span><text:span text:style-name="T69">values were extracted from heat capacity plot and finite-scaling curve fit. The resulting value is <text:s/></text:span><text:span text:style-name="T91">T</text:span><text:span text:style-name="T5">c </text:span><text:span text:style-name="T93">= ,</text:span><text:span text:style-name="T69"> which </text:span><text:span text:style-name="T70">was compared to the value predicted by Onsager theory, </text:span><text:span text:style-name="T69"><text:s/></text:span></text:p>
      <text:p text:style-name="P32"><text:span text:style-name="T91">T</text:span><text:span text:style-name="T5">c </text:span><text:span text:style-name="T93">= </text:span><text:span text:style-name="T94">2 / ln(1+</text:span><text:span text:style-name="T107">√</text:span><text:span text:style-name="T94">2).</text:span></text:p>
      <text:p text:style-name="P3"/>
      <text:p text:style-name="P3"/>
      <text:p text:style-name="P3">Introduction</text:p>
      <text:p text:style-name="P2"/>
      <text:p text:style-name="P3">Theory</text:p>
      <text:p text:style-name="P3"/>
      <text:p text:style-name="P3">The model used for the simulation is the Ising model for ferromagnets. <text:span text:style-name="T2">In the Ising model, <text:s/>the ferromagnets can have two spin orientations, up or down, thus two energy levels. The total energy of the system is given by:</text:span></text:p>
      <text:p text:style-name="P3"/>
      <text:p text:style-name="P3"><text:tab/><text:span text:style-name="T137">(1)</text:span></text:p>
      <text:p text:style-name="P4"/>
      <text:p text:style-name="P4">This equation can be separated into two parts:</text:p>
      <text:p text:style-name="P4"/>
      <text:p text:style-name="P4"><text:tab/><text:span text:style-name="T137">(2)</text:span></text:p>
      <text:p text:style-name="P4"/>
      <text:p text:style-name="P4"><text:tab/><text:span text:style-name="T137">(3)</text:span></text:p>
      <text:p text:style-name="P4"/>
      <text:p text:style-name="P9">The magnetisation is <text:span text:style-name="T46">proportional</text:span> to the net spin of the lattice.</text:p>
      <text:p text:style-name="P4"/>
      <text:p text:style-name="P5"><text:tab/><text:span text:style-name="T28">U</text:span><text:span text:style-name="T27"> = U</text:span><text:span text:style-name="T14">0</text:span> – <text:span text:style-name="T22">M B<text:tab/></text:span><text:span text:style-name="T26">(4)</text:span></text:p>
      <text:p text:style-name="P4"/>
      <text:p text:style-name="P4">The <text:span text:style-name="T139">Helmholtz</text:span> free energy is given by:</text:p>
      <text:p text:style-name="P4"/>
      <text:p text:style-name="P6"><text:tab/><text:span text:style-name="T28">F</text:span><text:span text:style-name="T22"> </text:span><text:span text:style-name="T27">=</text:span> <text:s/><text:span text:style-name="T27">U</text:span> – <text:span text:style-name="T22">T</text:span> <text:span text:style-name="T22">S</text:span> = <text:span text:style-name="T22">U</text:span><text:span text:style-name="T14">0</text:span> – <text:span text:style-name="T22">T S</text:span> – <text:span text:style-name="T22">M B<text:tab/></text:span><text:span text:style-name="T26">(5)</text:span></text:p>
      <text:p text:style-name="P4"/>
      <text:p text:style-name="P8">Where the change in <text:span text:style-name="T28">F</text:span>, <text:span text:style-name="T22">Δ</text:span><text:span text:style-name="T28">F</text:span> for a fixed <text:span text:style-name="T22">T</text:span> and <text:span text:style-name="T22">B</text:span>, is given by:</text:p>
      <text:p text:style-name="P7"/>
      <text:p text:style-name="P8"><text:span text:style-name="T22"><text:tab/>Δ</text:span><text:span text:style-name="T28">F</text:span><text:span text:style-name="T22"> </text:span><text:span text:style-name="T27">=</text:span> <text:span text:style-name="T22">ΔU</text:span><text:span text:style-name="T14">0</text:span> – <text:span text:style-name="T22">T</text:span> <text:span text:style-name="T22">Δ</text:span><text:span text:style-name="T123">S</text:span> – <text:span text:style-name="T22">B</text:span> <text:span text:style-name="T22">Δ</text:span><text:span text:style-name="T123">M<text:tab/></text:span><text:span text:style-name="T125">(6)</text:span></text:p>
      <text:p text:style-name="P7"/>
      <text:p text:style-name="P10">The transition from one state <text:span text:style-name="T126">to another</text:span> e.g. the <text:span text:style-name="T126">uniform spin</text:span> phase <text:span text:style-name="T126">to the disordered phase,</text:span> is spontaneous when <text:span text:style-name="T21">Δ</text:span><text:span text:style-name="T28">F</text:span><text:span text:style-name="T20"> </text:span><text:span text:style-name="T47">&lt;</text:span><text:span text:style-name="T32"> </text:span><text:span text:style-name="T33">0. Else the system favours the </text:span><text:span text:style-name="T34">initial state</text:span><text:span text:style-name="T33">. </text:span><text:span text:style-name="T34">The uniform phase should have normalized magnetisation </text:span><text:span text:style-name="T35">M </text:span><text:span text:style-name="T128">= 1, </text:span><text:span text:style-name="T37">whereas the disordered phase will have </text:span><text:span text:style-name="T35">M </text:span><text:span text:style-name="T128">= 0,</text:span><text:span text:style-name="T37"> since all the spins are randomly aligned.</text:span></text:p>
      <text:p text:style-name="P15"/>
      <text:p text:style-name="P26"><text:span text:style-name="T33">T</text:span><text:span text:style-name="T31">here exist a critical temperature, </text:span><text:span text:style-name="T22">T</text:span><text:span text:style-name="T5">c</text:span><text:span text:style-name="T32"> </text:span><text:span text:style-name="T31">where </text:span><text:span text:style-name="T22">Δ</text:span><text:span text:style-name="T28">F</text:span><text:span text:style-name="T22"> </text:span><text:span text:style-name="T21">= 0</text:span><text:span text:style-name="T31">. This is when both phases exist in equilibrium- the system will oscillate back and forth between </text:span><text:span text:style-name="T35">M </text:span><text:span text:style-name="T127">= 1 </text:span><text:span text:style-name="T31">and </text:span><text:span text:style-name="T35">M </text:span><text:span text:style-name="T127">= 0 </text:span><text:span text:style-name="T31">states, resulting in a time-average value of <text:s/></text:span><text:span text:style-name="T35">M </text:span><text:span text:style-name="T127">= ½.</text:span><text:span text:style-name="T36"> From the equation above:</text:span></text:p>
      <text:p text:style-name="P18"/>
      <text:p text:style-name="P31"><text:span text:style-name="T33"><text:tab/> </text:span><text:span text:style-name="T22">T</text:span><text:span text:style-name="T7">c</text:span><text:span text:style-name="T95"> </text:span><text:span text:style-name="T96">=</text:span><text:span text:style-name="T50"> </text:span><text:span text:style-name="T91">ΔU</text:span><text:span text:style-name="T51"> – </text:span><text:span text:style-name="T91">B</text:span><text:span text:style-name="T51"> </text:span><text:span text:style-name="T91">Δ</text:span><text:span text:style-name="T52">M</text:span><text:span text:style-name="T97"> / </text:span><text:span text:style-name="T92">Δ</text:span><text:span text:style-name="T54">S</text:span><text:span text:style-name="T55"> <text:tab/></text:span><text:span text:style-name="T56">(7)</text:span></text:p>
      <text:p text:style-name="P36"/>
      <text:p text:style-name="P35"><text:soft-page-break/><text:span text:style-name="T50">A</text:span><text:span text:style-name="T48">round </text:span><text:span text:style-name="T91">T</text:span><text:span text:style-name="T7">c</text:span><text:span text:style-name="T48">, a sharp decrease in magnetisation should be observed as temperature increases. There should also be a sharp increase in the mean lattice energy, since </text:span><text:span text:style-name="T99">E ~ M</text:span><text:span text:style-name="T48"> from the Ising model prediction.</text:span></text:p>
      <text:p text:style-name="P37"/>
      <text:p text:style-name="P27"><text:span text:style-name="T33">I</text:span><text:span text:style-name="T31">f we set the initial phase to be the one of uniform spins, the</text:span><text:span text:style-name="T42">n <text:s/></text:span><text:span text:style-name="T22">ΔU</text:span><text:span text:style-name="T14">0</text:span><text:span text:style-name="T22"> </text:span><text:span text:style-name="T24">&gt; 0,</text:span><text:span text:style-name="T42"> since two adjacent spins will have higher energy if they are opposite than if they are aligned. </text:span><text:span text:style-name="T22">Δ</text:span><text:span text:style-name="T35">S</text:span><text:span text:style-name="T131"> &gt; </text:span><text:span text:style-name="T129">0</text:span><text:span text:style-name="T38"> because the disordered phase has higher entropy, since there are more microstates which are disordered than the one of perfectly alignment. </text:span></text:p>
      <text:p text:style-name="P19"/>
      <text:p text:style-name="P28"><text:span text:style-name="T38">Since </text:span><text:span text:style-name="T25">Δ</text:span><text:span text:style-name="T35">M </text:span><text:span text:style-name="T131">&lt; </text:span><text:span text:style-name="T129">0 </text:span><text:span text:style-name="T38">from the uniform spin to disordered phase </text:span><text:span text:style-name="T40">f</text:span><text:span text:style-name="T38">or a given </text:span><text:span text:style-name="T25">ΔU</text:span><text:span text:style-name="T11">0</text:span><text:span text:style-name="T25">,</text:span><text:span text:style-name="T39"> </text:span><text:span text:style-name="T38">assumed constant for this investigation, <text:s/></text:span><text:span text:style-name="T25">T</text:span><text:span text:style-name="T8">c</text:span><text:span text:style-name="T75"> </text:span><text:span text:style-name="T59">will be larger if a magnetic field is switched on. </text:span><text:span text:style-name="T60">Also, since </text:span><text:span text:style-name="T76">T</text:span><text:span text:style-name="T8">c</text:span><text:span text:style-name="T58"> </text:span><text:span text:style-name="T98">∝</text:span><text:span text:style-name="T65"> 1/</text:span><text:span text:style-name="T82">Δ</text:span><text:span text:style-name="T53">S</text:span><text:span text:style-name="T60">, if </text:span><text:span text:style-name="T76">Δ</text:span><text:span text:style-name="T52">S </text:span><text:span text:style-name="T60">decreases, <text:s/></text:span><text:span text:style-name="T76">T</text:span><text:span text:style-name="T8">c</text:span><text:span text:style-name="T57"> </text:span><text:span text:style-name="T60">will increase. Since statistical entropy </text:span><text:span text:style-name="T61">is given by </text:span><text:span text:style-name="T101">S =</text:span><text:span text:style-name="T61"> </text:span><text:span text:style-name="T101">ln </text:span><text:span text:style-name="T78">Ω,</text:span><text:span text:style-name="T61"> where </text:span><text:span text:style-name="T78">Ω </text:span><text:span text:style-name="T61">is the total number of </text:span><text:span text:style-name="T62">permutations of spin states the system can take. From basic combinatorics we can show that <text:s/></text:span><text:span text:style-name="T78">Ω </text:span><text:span text:style-name="T79">= </text:span><text:span text:style-name="T117">N2</text:span><text:span text:style-name="T79">P</text:span><text:span text:style-name="T10">N2/2</text:span><text:span text:style-name="T79">. </text:span></text:p>
      <text:p text:style-name="P38"/>
      <text:p text:style-name="P49"><text:span text:style-name="T57">From this, should N increase, <text:s/></text:span><text:span text:style-name="T78">Ω </text:span><text:span text:style-name="T57">and hence </text:span><text:span text:style-name="T76">Δ</text:span><text:span text:style-name="T52">S </text:span><text:span text:style-name="T57">will increase. Thus, we should observe a decrease in the critical temperature with N. </text:span><text:span text:style-name="T64">The finite-size scaling relation between </text:span><text:span text:style-name="T84">T</text:span><text:span text:style-name="T12">c </text:span><text:span text:style-name="T85"><text:s/></text:span><text:span text:style-name="T64">and lattice size N is given by:</text:span></text:p>
      <text:p text:style-name="P57"/>
      <text:p text:style-name="P30"><text:span text:style-name="T84"><text:tab/>T</text:span><text:span text:style-name="T12">c</text:span><text:span text:style-name="T85"> </text:span><text:span text:style-name="T86">= </text:span><text:span text:style-name="T84">T</text:span><text:span text:style-name="T12">c</text:span><text:span text:style-name="T85">(</text:span><text:span text:style-name="T106">∞</text:span><text:span text:style-name="T85">) </text:span><text:span text:style-name="T86">+ a N</text:span><text:span text:style-name="T118">-1/ν</text:span><text:span text:style-name="T86"><text:tab/>(8)</text:span></text:p>
      <text:p text:style-name="P58"/>
      <text:p text:style-name="P49"><text:span text:style-name="T64">Where from</text:span><text:span text:style-name="T57"> Onsager theory, the </text:span><text:span text:style-name="T64">critical temperature </text:span><text:span text:style-name="T57">at </text:span><text:span text:style-name="T63">N = </text:span><text:span text:style-name="T106">∞ is:</text:span></text:p>
      <text:p text:style-name="P43"/>
      <text:p text:style-name="P29"><text:span text:style-name="T84"><text:tab/>T</text:span><text:span text:style-name="T12">c</text:span><text:span text:style-name="T85">(</text:span><text:span text:style-name="T106">∞</text:span><text:span text:style-name="T85">) = 2 / ln(1+</text:span><text:span text:style-name="T107">√2)<text:tab/></text:span><text:span text:style-name="T108">(9)</text:span></text:p>
      <text:p text:style-name="P15"/>
      <text:p text:style-name="P16">Fluctuation dissipation</text:p>
      <text:p text:style-name="P16"/>
      <text:p text:style-name="P16">We have discussed earlier that at <text:span text:style-name="T76">T</text:span><text:span text:style-name="T9">c</text:span>, the system moves back and forth between the <text:s/><text:span text:style-name="T124">M </text:span><text:span text:style-name="T128">= 1 </text:span><text:span text:style-name="T36">and </text:span><text:span text:style-name="T124">M </text:span><text:span text:style-name="T128">= </text:span><text:span text:style-name="T127">0</text:span><text:span text:style-name="T36"> states, which will result in a large fluctuations around the mean value of ½. On the other hand, the two phases are stable for <text:s/></text:span><text:span text:style-name="T76">T</text:span><text:span text:style-name="T9">c</text:span><text:span text:style-name="T77"> </text:span><text:span text:style-name="T75">&lt; 0</text:span><text:span text:style-name="T57"> and </text:span><text:span text:style-name="T76">T</text:span><text:span text:style-name="T9">c</text:span><text:span text:style-name="T77"> </text:span><text:span text:style-name="T75">&gt; 0 </text:span><text:span text:style-name="T57">respectively, since a phase shift is not spontaneous. This implies small fluctuations of magnetisation from the mean value, most of which came from thermal noise.</text:span></text:p>
      <text:p text:style-name="P39"/>
      <text:p text:style-name="P39">The heat capacity is predicted by the fluctuation-dissipation theorem as:</text:p>
      <text:p text:style-name="P39"/>
      <text:p text:style-name="P16"><text:span text:style-name="T75"><text:tab/>C = σ </text:span><text:span text:style-name="T116">2</text:span><text:span text:style-name="T75">/</text:span><text:span text:style-name="T76">T</text:span><text:span text:style-name="T116">2</text:span><text:span text:style-name="T77"> <text:tab/></text:span><text:span text:style-name="T81">(10)</text:span></text:p>
      <text:p text:style-name="P40"/>
      <text:p text:style-name="P17"><text:span text:style-name="T109">Where </text:span><text:span text:style-name="T80">σ </text:span><text:span text:style-name="T109">is the standard deviation of the energy from the equilibrium mean value. </text:span><text:span text:style-name="T110">T</text:span><text:span text:style-name="T109">he Boltzmann constant k</text:span><text:span text:style-name="T17">B</text:span><text:span text:style-name="T109"> = 1 in magnetic natural units (see units). This means that there should be a peak at </text:span><text:span text:style-name="T76">T</text:span><text:span text:style-name="T9">c</text:span><text:span text:style-name="T109">, where the fluctuation is the largest. This is consistent with the prediction of the rise in lattice energy </text:span><text:span text:style-name="T111">with temperature</text:span><text:span text:style-name="T109"> around <text:s/></text:span><text:span text:style-name="T76">T</text:span><text:span text:style-name="T9">c</text:span><text:span text:style-name="T110">, </text:span><text:span text:style-name="T109">since:</text:span></text:p>
      <text:p text:style-name="P41"/>
      <text:p text:style-name="P17"><text:span text:style-name="T109"><text:tab/></text:span><text:span text:style-name="T100">E = </text:span><text:span text:style-name="T102">∫ </text:span><text:span text:style-name="T103">C dT<text:tab/></text:span><text:span text:style-name="T104">(11)</text:span></text:p>
      <text:p text:style-name="P33"/>
      <text:p text:style-name="P44">Auto-correlation</text:p>
      <text:p text:style-name="P44"/>
      <text:p text:style-name="P44">The auto-covariance function for the magnetisation at equilibrium is given by:</text:p>
      <text:p text:style-name="P44"/>
      <text:p text:style-name="P45"><text:tab/>A(<text:span text:style-name="T21">τ</text:span><text:span text:style-name="T31">) = </text:span><text:span text:style-name="T133">⟨M’(t)M’(t+</text:span><text:span text:style-name="T29">τ</text:span><text:span text:style-name="T133">)⟩<text:tab/></text:span><text:span text:style-name="T134">(12)</text:span></text:p>
      <text:p text:style-name="P62"/>
      <text:p text:style-name="P62">which normalizes to the auto-correlation function:</text:p>
      <text:p text:style-name="P62"/>
      <text:p text:style-name="P20"><text:soft-page-break/><text:span text:style-name="T135"><text:tab/>a(</text:span><text:span text:style-name="T30">τ</text:span><text:span text:style-name="T44">) </text:span><text:span text:style-name="T43">= </text:span><text:span text:style-name="T44">A(</text:span><text:span text:style-name="T30">τ</text:span><text:span text:style-name="T44">) / A(</text:span><text:span text:style-name="T29">0</text:span><text:span text:style-name="T44">)<text:tab/></text:span><text:span text:style-name="T45">(13)</text:span></text:p>
      <text:p text:style-name="P63"/>
      <text:p text:style-name="P20"><text:span text:style-name="T44">A</text:span><text:span text:style-name="T43">round the critical temperature, the time lag </text:span><text:span text:style-name="T30">τ</text:span><text:span text:style-name="T15">e</text:span><text:span text:style-name="T29">, </text:span><text:span text:style-name="T135">the time taken for a to fall to 1/e,</text:span><text:span text:style-name="T29"> </text:span><text:span text:style-name="T135">should be at a maximum, since the system is oscillating back and forth between the two states, as opposed to reaching a stable magnetisation.</text:span></text:p>
      <text:p text:style-name="P62"/>
      <text:p text:style-name="P21"><text:span text:style-name="T135">Using auto-correlation, values for </text:span><text:span text:style-name="T89">T</text:span><text:span text:style-name="T13">c </text:span><text:span text:style-name="T135"><text:s/>for different N values and thus </text:span><text:span text:style-name="T89">T</text:span><text:span text:style-name="T13">c</text:span><text:span text:style-name="T88">(</text:span><text:span text:style-name="T105">∞</text:span><text:span text:style-name="T88">) </text:span><text:span text:style-name="T113">can be extracted. The values can be then compared to the estimates for <text:s/></text:span><text:span text:style-name="T89">T</text:span><text:span text:style-name="T13">c</text:span><text:span text:style-name="T90"> </text:span><text:span text:style-name="T112">from the previous method.</text:span></text:p>
      <text:p text:style-name="P33"/>
      <text:p text:style-name="P33">Units</text:p>
      <text:p text:style-name="P33"/>
      <text:p text:style-name="P33"><text:span text:style-name="T136">The</text:span> units were chosen such that J = k<text:span text:style-name="T4">B</text:span> = 1, <text:span text:style-name="T3">which we shall refer to henceforth as magnetic natural units</text:span>. <text:span text:style-name="T3">Under this scheme, temperature will be dimensionless, as is the heat capacity. However, the units J k</text:span><text:span text:style-name="T18">B</text:span><text:span text:style-name="T119">-</text:span><text:span text:style-name="T120">1</text:span><text:span text:style-name="T3"> for temperature and J (not to be confused with Joules) will be shown to distinguish between the two. </text:span></text:p>
      <text:p text:style-name="P33"/>
      <text:p text:style-name="P34"><text:span text:style-name="T3">T</text:span>he magnetisation is <text:span text:style-name="T136">proportional to the spin. As the particle is not specified, the magnetisation is thus normalised- <text:s/></text:span><text:span text:style-name="T35">M </text:span><text:span text:style-name="T128">= 1 </text:span><text:span text:style-name="T41">corresponds to uniform alignment of all spins, whilst <text:s/></text:span><text:span text:style-name="T35">M </text:span><text:span text:style-name="T128">= </text:span><text:span text:style-name="T130">0 </text:span><text:span text:style-name="T41">the disordered phase.</text:span></text:p>
      <text:p text:style-name="P33"/>
      <text:p text:style-name="P42">Time elapsed in the simulation will be measured in steps, defined as 1 loop in the simulation for all N<text:span text:style-name="T120">2</text:span> ferromagnets to update their spin orientations. Runtime will continued to be measured in seconds to measure performance.</text:p>
      <text:p text:style-name="P3"/>
      <text:p text:style-name="P3"/>
      <text:p text:style-name="P2">Program <text:span text:style-name="T138">implementation</text:span></text:p>
      <text:p text:style-name="P2"/>
      <text:p text:style-name="P2">This project was done entirely in Python 3. In order to make the code run more efficiently for each tasks in this investigation, a ‘header’ file titled ‘IsingHeader.py’ was created. Within the header file there were different functions or methods such as to generate an array for magnetisation <text:span text:style-name="T1">or energy over time, MatrixGenerator(Tin) or to produce different values of the autocorrelation function at different times AutoCorr(Tin). </text:span></text:p>
      <text:p text:style-name="P2"/>
      <text:p text:style-name="P11">Most methods in the ‘header’ file have <text:span text:style-name="T22">T </text:span><text:span text:style-name="T31">and </text:span><text:span text:style-name="T21">N </text:span><text:span text:style-name="T31">as the parameters. This is because where necessary, plots of quantities such as magnetisation and energy against time will be needed for different </text:span><text:span text:style-name="T21">T </text:span><text:span text:style-name="T31">and </text:span><text:span text:style-name="T21">N</text:span><text:span text:style-name="T31">.</text:span></text:p>
      <text:p text:style-name="P13"/>
      <text:p text:style-name="P12"/>
      <text:p text:style-name="P22">Tasks performed</text:p>
      <text:p text:style-name="P22"/>
      <text:p text:style-name="P23">The external magnetic field applied, <text:span text:style-name="T136">H</text:span> was initially set to 0. The initial spin orientations of the ferromagnets were set to an uniform value of 1. The system was set to evolve within a time of 200 steps, <text:span text:style-name="T114">with each step consisting of updating the spin of all N</text:span><text:span text:style-name="T115">2</text:span><text:span text:style-name="T114"> magnets. </text:span></text:p>
      <text:p text:style-name="P23"/>
      <text:p text:style-name="P48">The spins were updated by a method called change_spin_function(X, Tin, N), by checking the energy of every spin, where X is the matrix of spins to be updated. The updated matrix can then be fed into the function again to update it for the next step, and so on.</text:p>
      <text:p text:style-name="P48"/>
      <text:p text:style-name="P64">Contour plots of spin and energy on the lattice, as well as net magnetisation and mean energy over time were produced.</text:p>
      <text:p text:style-name="P22"/>
      <text:p text:style-name="P25"><text:soft-page-break/>The equilibrium was found to be approximately after 50 steps, though for most simulations it was taken to be 100 to be sure, unless it increases run-time. The equilibrium is when the system had transitioned from the initial, uniform spin phase to the disordered phase. <text:span text:style-name="T126">The array used to plot magnetisation and energy were truncated from the equilibrium step, to be used to plot against temperature to determine </text:span><text:span text:style-name="T23">T</text:span><text:span text:style-name="T6">c,</text:span><text:span text:style-name="T122"> for different values of N.</text:span></text:p>
      <text:p text:style-name="P24"/>
      <text:p text:style-name="P47">In order to find <text:span text:style-name="T23">T</text:span><text:span text:style-name="T5">c</text:span>, <text:s/><text:span text:style-name="T136">an consisting of ½ was created for plot, to see at which temperature M = ½ on the plot. This is because, as discussed in the theory at </text:span><text:span text:style-name="T23">T</text:span><text:span text:style-name="T5">c </text:span><text:span text:style-name="T74"><text:s/></text:span><text:span text:style-name="T136">the system is moving between </text:span><text:span text:style-name="T35">M </text:span><text:span text:style-name="T128">= </text:span><text:span text:style-name="T130">0 </text:span><text:span text:style-name="T136">and </text:span><text:span text:style-name="T35">M </text:span><text:span text:style-name="T128">= </text:span><text:span text:style-name="T130">1</text:span><text:span text:style-name="T136">, averaging to ½. For this, a function consisting of a for loop, find_Tc(input_array) was created: the array of mean magnetisations for different temperatures was passed into this function to check where the cross over occurs. The temperature range was chosen to be 2.0 and 2.6, with 61 array elements, so the precision of the critical temperature is 0.01 J k</text:span><text:span text:style-name="T19">B</text:span><text:span text:style-name="T120">-1</text:span><text:span text:style-name="T136">. Thus, the errors in the critical temperatures were taken to be 0.01 J k</text:span><text:span text:style-name="T19">B</text:span><text:span text:style-name="T120">-1</text:span><text:span text:style-name="T136">. The values obtained for different N were then plotted against N.</text:span></text:p>
      <text:p text:style-name="P46"/>
      <text:p text:style-name="P50">Using equation (8) and curve_fit from the scipy.optimize library, a best fit function is produced for the plot, where <text:span text:style-name="T84">T</text:span><text:span text:style-name="T12">c</text:span><text:span text:style-name="T85">(</text:span><text:span text:style-name="T106">∞</text:span><text:span text:style-name="T85">) </text:span><text:span text:style-name="T66">is a parameter for the fit. The error is taken to be the covariance in the fit parameter for </text:span><text:span text:style-name="T84">T</text:span><text:span text:style-name="T12">c</text:span><text:span text:style-name="T85">(</text:span><text:span text:style-name="T106">∞</text:span><text:span text:style-name="T85">)</text:span><text:span text:style-name="T67">, </text:span><text:span text:style-name="T66">as calculated by the function.</text:span></text:p>
      <text:p text:style-name="P59"/>
      <text:p text:style-name="P51"><text:span text:style-name="T66">The heat capacity against temperature plot was also produced to find </text:span><text:span text:style-name="T84">T</text:span><text:span text:style-name="T12">c</text:span><text:span text:style-name="T66">. Firstly, the standard deviation in the mean energy at equilibrium was found via energy_stdev(Tin, N), for a given temperature Tin. N was set to 16 for this task to minimise run-time: the run time is proportional to N</text:span><text:span text:style-name="T121">2</text:span><text:span text:style-name="T66">, so at the initial value of N = 50 it would take (50/16)</text:span><text:span text:style-name="T121">2</text:span><text:span text:style-name="T66"> = 9.77 longer to complete the simulation. </text:span></text:p>
      <text:p text:style-name="P60"/>
      <text:p text:style-name="P52"><text:span text:style-name="T66">Using (10) to relate the heat capacity to the standard deviation and temperature, C was plotted against T. As discussed in theory, the maximum value for C corresponds to <text:s/></text:span><text:span text:style-name="T84">T</text:span><text:span text:style-name="T85"> </text:span><text:span text:style-name="T87">= <text:s/></text:span><text:span text:style-name="T84">T</text:span><text:span text:style-name="T12">c</text:span><text:span text:style-name="T67">. </text:span><text:span text:style-name="T68">The error was also taken to be the precision of the plot i.e. the array spacing, as the plot produced shows a sharp peak with a clear maximum.</text:span></text:p>
      <text:p text:style-name="P12"/>
      <text:p text:style-name="P54">The auto-correlation was mainly handled by auto_corr(Tin, N), which generates an array of auto-correlation values for different time steps for a given temperature Tin and N. The arrays generated by this function were then passed to the file AutoCorrelation.py, where two plots were produced: the first of auto-correlation against time for 50 steps, from which the time lag <text:s/><text:span text:style-name="T30">τ</text:span><text:span text:style-name="T16">e</text:span><text:span text:style-name="T72"> </text:span><text:span text:style-name="T71">was found for each array. The time lags were then plotted against temperature, whereby the peak was determined to </text:span><text:span text:style-name="T73">at </text:span><text:span text:style-name="T84">T</text:span><text:span text:style-name="T12">c</text:span><text:span text:style-name="T73"> for a given N.</text:span></text:p>
      <text:p text:style-name="P61"/>
      <text:p text:style-name="P55"><text:span text:style-name="T71">The magnetic field was turned on after the completion of the above simulations, with H = 1. The contour plot, with its associate M against time plot were created for <text:s/></text:span><text:span text:style-name="T84">T</text:span><text:span text:style-name="T85"> </text:span><text:span text:style-name="T83">&gt;</text:span><text:span text:style-name="T71"> </text:span><text:span text:style-name="T84">T</text:span><text:span text:style-name="T12">c</text:span><text:span text:style-name="T67">, </text:span><text:span text:style-name="T66">where the transition from uniform to disordered state should occur. Also, the heat capacity was found for H = 1. The results were then compared to H = 0 from earlier.</text:span></text:p>
      <text:p text:style-name="P53"/>
      <text:p text:style-name="P53"/>
      <text:p text:style-name="P14">Results</text:p>
      <text:p text:style-name="P14"/>
      <text:p text:style-name="P56">For contour plots, we see that for <text:s/><text:span text:style-name="T84">T</text:span><text:span text:style-name="T85"> <text:s/></text:span><text:span text:style-name="T105">≪</text:span><text:span text:style-name="T87"> </text:span><text:span text:style-name="T84">T</text:span><text:span text:style-name="T12">c</text:span><text:span text:style-name="T67">, </text:span><text:span text:style-name="T66">the magnetisation is approximately constant. This is because the thermal energy provided by the background is not large enough to flip the spin to the opposite alignment to surrounding ferromagnets, which has a much higher energy. As </text:span></text:p>
      <text:p text:style-name="P14"/>
      <text:section text:style-name="Sect1" text:name="Section1" text:protected="true">
        <text:section-source xlink:href="../Figures/Contour/SpinOverTimeT0.1N50.pdf"/>
        <text:p text:style-name="P65"/>
      </text:section>
      <text:p text:style-name="P14"/>
      <text:p text:style-name="P53">Optimizations</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_AMS" svg:font-family="MathJax_AMS"/>
    <style:font-face style:name="MathJax_Main" svg:font-family="MathJax_Main"/>
    <style:font-face style:name="MathJax_Math" svg:font-family="MathJax_Math"/>
    <style:font-face style:name="MathJax_Size1" svg:font-family="MathJax_Size1"/>
    <style:font-face style:name="FreeSans1" svg:font-family="FreeSans" style:font-family-generic="swiss"/>
    <style:font-face style:name="MathJax_Math1" svg:font-family="MathJax_Math"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6.256cm" fo:page-height="12.192cm" style:num-format="1" style:print-orientation="landscape"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aster-page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19:10:23.869019663</meta:creation-date>
    <dc:date>2018-04-26T17:10:24.915413285</dc:date>
    <meta:editing-duration>PT4H41M6S</meta:editing-duration>
    <meta:editing-cycles>21</meta:editing-cycles>
    <meta:generator>LibreOffice/5.1.6.2$Linux_X86_64 LibreOffice_project/10m0$Build-2</meta:generator>
    <meta:document-statistic meta:table-count="0" meta:image-count="0" meta:object-count="0" meta:page-count="5" meta:paragraph-count="61" meta:word-count="1726" meta:character-count="9684" meta:non-whitespace-character-count="7964"/>
  </office:meta>
</office:document-meta>
</file>